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90781" officeooo:paragraph-rsid="00090781" style:font-weight-asian="bold" style:font-weight-complex="bold"/>
    </style:style>
    <style:style style:name="P2" style:family="paragraph" style:parent-style-name="Text_20_body" style:master-page-name="HTML">
      <style:paragraph-properties style:page-number="auto"/>
    </style:style>
    <style:style style:name="P3" style:family="paragraph" style:parent-style-name="Text_20_body" style:list-style-name="L1">
      <style:text-properties officeooo:rsid="00090781" officeooo:paragraph-rsid="00090781"/>
    </style:style>
    <style:style style:name="P4" style:family="paragraph" style:parent-style-name="Text_20_body" style:list-style-name="L1">
      <style:text-properties officeooo:rsid="00090781" officeooo:paragraph-rsid="000a69ad"/>
    </style:style>
    <style:style style:name="P5" style:family="paragraph" style:parent-style-name="Text_20_body" style:list-style-name="L1">
      <style:text-properties officeooo:rsid="000b7f7e" officeooo:paragraph-rsid="000b7f7e"/>
    </style:style>
    <style:style style:name="P6" style:family="paragraph" style:parent-style-name="Text_20_body" style:list-style-name="L1">
      <style:text-properties officeooo:rsid="000a69ad" officeooo:paragraph-rsid="000a69ad"/>
    </style:style>
    <style:style style:name="P7" style:family="paragraph" style:parent-style-name="Text_20_body" style:list-style-name="L1">
      <style:text-properties officeooo:rsid="000d402e" officeooo:paragraph-rsid="000d402e"/>
    </style:style>
    <style:style style:name="P8" style:family="paragraph" style:parent-style-name="Text_20_body" style:list-style-name="L1">
      <style:text-properties fo:font-weight="bold" officeooo:rsid="000de89f" officeooo:paragraph-rsid="000de89f" style:font-weight-asian="bold" style:font-weight-complex="bold"/>
    </style:style>
    <style:style style:name="P9" style:family="paragraph" style:parent-style-name="Text_20_body" style:list-style-name="L1">
      <style:text-properties officeooo:rsid="000de89f" officeooo:paragraph-rsid="000de89f"/>
    </style:style>
    <style:style style:name="P10" style:family="paragraph" style:parent-style-name="Text_20_body" style:list-style-name="L1">
      <style:text-properties officeooo:rsid="000ef7ce" officeooo:paragraph-rsid="000ef7ce"/>
    </style:style>
    <style:style style:name="P11" style:family="paragraph" style:parent-style-name="Text_20_body" style:list-style-name="L1">
      <style:text-properties officeooo:rsid="0010e8bf" officeooo:paragraph-rsid="0010e8bf"/>
    </style:style>
    <style:style style:name="P12" style:family="paragraph" style:parent-style-name="Text_20_body" style:list-style-name="L1">
      <style:text-properties officeooo:rsid="00145a44" officeooo:paragraph-rsid="00145a44"/>
    </style:style>
    <style:style style:name="P13" style:family="paragraph" style:parent-style-name="Text_20_body" style:list-style-name="L1">
      <style:text-properties officeooo:rsid="001558c7" officeooo:paragraph-rsid="001558c7"/>
    </style:style>
    <style:style style:name="P14" style:family="paragraph" style:parent-style-name="Text_20_body" style:list-style-name="L1">
      <style:text-properties officeooo:rsid="00178147" officeooo:paragraph-rsid="00178147"/>
    </style:style>
    <style:style style:name="P15" style:family="paragraph" style:parent-style-name="Text_20_body" style:list-style-name="L1">
      <style:text-properties officeooo:rsid="0019bd75" officeooo:paragraph-rsid="0019bd75"/>
    </style:style>
    <style:style style:name="P16" style:family="paragraph" style:parent-style-name="Text_20_body" style:list-style-name="L1">
      <style:text-properties officeooo:rsid="001b35f2" officeooo:paragraph-rsid="001b35f2"/>
    </style:style>
    <style:style style:name="P17" style:family="paragraph" style:parent-style-name="Text_20_body" style:list-style-name="L1">
      <style:text-properties officeooo:rsid="001c0d2b" officeooo:paragraph-rsid="001c0d2b"/>
    </style:style>
    <style:style style:name="P18" style:family="paragraph" style:parent-style-name="Text_20_body" style:list-style-name="L1">
      <style:text-properties officeooo:rsid="001e54c5" officeooo:paragraph-rsid="001e54c5"/>
    </style:style>
    <style:style style:name="P19" style:family="paragraph" style:parent-style-name="Text_20_body" style:list-style-name="L1">
      <style:text-properties officeooo:rsid="0025a8cf" officeooo:paragraph-rsid="0025a8cf"/>
    </style:style>
    <style:style style:name="P20" style:family="paragraph" style:parent-style-name="Text_20_body" style:list-style-name="L1">
      <style:text-properties officeooo:rsid="002e4548" officeooo:paragraph-rsid="002e4548"/>
    </style:style>
    <style:style style:name="P21" style:family="paragraph" style:parent-style-name="Text_20_body" style:list-style-name="L1">
      <style:text-properties officeooo:rsid="002fbec7" officeooo:paragraph-rsid="002fbec7"/>
    </style:style>
    <style:style style:name="P22" style:family="paragraph" style:parent-style-name="Text_20_body" style:list-style-name="L1">
      <style:text-properties officeooo:rsid="00312901" officeooo:paragraph-rsid="00312901"/>
    </style:style>
    <style:style style:name="P23" style:family="paragraph" style:parent-style-name="Text_20_body" style:list-style-name="L1">
      <style:text-properties officeooo:rsid="00374378" officeooo:paragraph-rsid="00374378"/>
    </style:style>
    <style:style style:name="T1" style:family="text">
      <style:text-properties officeooo:rsid="000a69ad"/>
    </style:style>
    <style:style style:name="T2" style:family="text">
      <style:text-properties officeooo:rsid="001290c3"/>
    </style:style>
    <style:style style:name="T3" style:family="text">
      <style:text-properties officeooo:rsid="00167645"/>
    </style:style>
    <style:style style:name="T4" style:family="text">
      <style:text-properties officeooo:rsid="001fe44d"/>
    </style:style>
    <style:style style:name="T5" style:family="text">
      <style:text-properties officeooo:rsid="0020806c"/>
    </style:style>
    <style:style style:name="T6" style:family="text">
      <style:text-properties officeooo:rsid="00248c1c"/>
    </style:style>
    <style:style style:name="T7" style:family="text">
      <style:text-properties officeooo:rsid="0025a8cf"/>
    </style:style>
    <style:style style:name="T8" style:family="text">
      <style:text-properties officeooo:rsid="002ffa6a"/>
    </style:style>
    <style:style style:name="T9" style:family="text">
      <style:text-properties officeooo:rsid="00330e1c"/>
    </style:style>
    <style:style style:name="T10" style:family="text">
      <style:text-properties officeooo:rsid="00340b8a"/>
    </style:style>
    <style:style style:name="T11" style:family="text">
      <style:text-properties officeooo:rsid="0035ec34"/>
    </style:style>
    <style:style style:name="T12" style:family="text">
      <style:text-properties officeooo:rsid="003872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Requisitos do Sistema</text:p>
      <text:list xml:id="list533112910" text:style-name="L1">
        <text:list-item>
          <text:p text:style-name="P3">Funcionais</text:p>
          <text:list>
            <text:list-item>
              <text:p text:style-name="P3">Usuário deve Logar-se utilizando login e senha para ter acesso ao sistema</text:p>
            </text:list-item>
            <text:list-item>
              <text:p text:style-name="P3">Usuário poderá cadastrar contas de receitas</text:p>
              <text:list>
                <text:list-item>
                  <text:p text:style-name="P3">Devera ter opção de receitas fixas/<text:span text:style-name="T1">recorrentes</text:span></text:p>
                </text:list-item>
                <text:list-item>
                  <text:p text:style-name="P5">devera ter a opção do parcelamento de uma receita</text:p>
                </text:list-item>
              </text:list>
            </text:list-item>
            <text:list-item>
              <text:p text:style-name="P3">Usuário Poderá cadastrar contas de despesas</text:p>
              <text:list>
                <text:list-item>
                  <text:p text:style-name="P4">Devera ter opção de despesas fixas/<text:span text:style-name="T1">recorrentes</text:span></text:p>
                </text:list-item>
                <text:list-item>
                  <text:p text:style-name="P5">Devera ter opção de parcelamento de uma despesa</text:p>
                </text:list-item>
              </text:list>
            </text:list-item>
            <text:list-item>
              <text:p text:style-name="P20"><text:span text:style-name="T8">Usuário</text:span> <text:span text:style-name="T8">poderá</text:span> cadastrar categorias para as receitas</text:p>
            </text:list-item>
            <text:list-item>
              <text:p text:style-name="P20">Usuário <text:span text:style-name="T8">poderá</text:span> cadastrar categorias para despesas</text:p>
            </text:list-item>
            <text:list-item>
              <text:p text:style-name="P21">usuário <text:span text:style-name="T8">poderá</text:span> cadastrar subcategorias</text:p>
            </text:list-item>
            <text:list-item>
              <text:p text:style-name="P6">Usuário poderá compartilha uma ou mais contas com outros <text:span text:style-name="T8">usuários</text:span> do sistema.</text:p>
            </text:list-item>
            <text:list-item>
              <text:p text:style-name="P6">Usuário poderá alterar o status de uma receita</text:p>
            </text:list-item>
            <text:list-item>
              <text:p text:style-name="P6">Usuário poderá alterar o status de uma despesa</text:p>
            </text:list-item>
            <text:list-item>
              <text:p text:style-name="P7">Usuário tera acesso a extrato mensal</text:p>
            </text:list-item>
            <text:list-item>
              <text:p text:style-name="P7">Usuário tera acesso ao extrato no período em que deseja não maior do que 90 dias.</text:p>
            </text:list-item>
            <text:list-item>
              <text:p text:style-name="P12">Usuário poderá Fazer Transferência entre contas <text:span text:style-name="T3">cadastradas</text:span></text:p>
            </text:list-item>
            <text:list-item>
              <text:p text:style-name="P13">Usuário poderá informa uma TED ou DOC para uma conta não cadastrada.</text:p>
            </text:list-item>
            <text:list-item>
              <text:p text:style-name="P14">Usuário poderá Cadastrar cartões de credito</text:p>
            </text:list-item>
            <text:list-item>
              <text:p text:style-name="P15">Usuário poderá cadastrar uma cartão de credito para uma conta</text:p>
            </text:list-item>
            <text:list-item>
              <text:p text:style-name="P16">Usuário poderá Cadastrar Dividas Ativas</text:p>
            </text:list-item>
            <text:list-item>
              <text:p text:style-name="P17">Usuário poderá planejar o quanto quer gastar com uma despesa de uma determinada categoria</text:p>
            </text:list-item>
            <text:list-item>
              <text:p text:style-name="P18">Usuário poderá escolher quais dias e horários receber alerta</text:p>
            </text:list-item>
            <text:list-item>
              <text:p text:style-name="P18">Usuário poderá escolher os canais de alerta</text:p>
              <text:list>
                <text:list-item>
                  <text:p text:style-name="P18"><text:span text:style-name="T4">s</text:span>ms <text:span text:style-name="T5">(aumenta o custo da aplicação)</text:span></text:p>
                </text:list-item>
                <text:list-item>
                  <text:p text:style-name="P18">e-mail</text:p>
                </text:list-item>
                <text:list-item>
                  <text:p text:style-name="P18"><text:soft-page-break/>pop-up no APP</text:p>
                </text:list-item>
                <text:list-item>
                  <text:p text:style-name="P18">pop-up na interface Web</text:p>
                </text:list-item>
                <text:list-item>
                  <text:p text:style-name="P18">aviso sonoro<text:span text:style-name="T7">s</text:span></text:p>
                </text:list-item>
              </text:list>
            </text:list-item>
            <text:list-item>
              <text:p text:style-name="P19">Usuário poderá cadastrar contas de Investimento</text:p>
            </text:list-item>
            <text:list-item>
              <text:p text:style-name="P19">Usuário poderá inserir o rendimento de uma conta de investimento</text:p>
            </text:list-item>
            <text:list-item>
              <text:p text:style-name="P22">Usuário poderá cadastrar um <text:span text:style-name="T10">empréstimo</text:span> com juros<text:span text:style-name="T11">(atraso, multa)</text:span> e parcelamen<text:span text:style-name="T9">t</text:span>o para pagamento</text:p>
            </text:list-item>
            <text:list-item>
              <text:p text:style-name="P23">Usuário poderá cadastrar uma Meta para seu dinheiro. (Juntar X valor do mês “A” ate o mês “F” ).</text:p>
            </text:list-item>
            <text:list-item>
              <text:p text:style-name="P23"/>
            </text:list-item>
          </text:list>
        </text:list-item>
        <text:list-item>
          <text:p text:style-name="P8">Não Funcional</text:p>
          <text:list>
            <text:list-item>
              <text:p text:style-name="P9">Sistema devera esta na plataforma WEB</text:p>
            </text:list-item>
            <text:list-item>
              <text:p text:style-name="P9">Sistema deve utilizar banco relacional</text:p>
            </text:list-item>
            <text:list-item>
              <text:p text:style-name="P9">Sistema devera ter pagina responsiva.</text:p>
              <text:list>
                <text:list-item>
                  <text:p text:style-name="P10">Tablet</text:p>
                </text:list-item>
                <text:list-item>
                  <text:p text:style-name="P10">Notebook</text:p>
                </text:list-item>
                <text:list-item>
                  <text:p text:style-name="P10">Desktops</text:p>
                </text:list-item>
                <text:list-item>
                  <text:p text:style-name="P10">Smartfones</text:p>
                </text:list-item>
              </text:list>
            </text:list-item>
            <text:list-item>
              <text:p text:style-name="P11">Fram<text:span text:style-name="T2">e</text:span>work </text:p>
              <text:list>
                <text:list-item>
                  <text:p text:style-name="P11">PHP</text:p>
                </text:list-item>
                <text:list-item>
                  <text:p text:style-name="P11">JSON</text:p>
                </text:list-item>
              </text:list>
            </text:list-item>
            <text:list-item>
              <text:p text:style-name="P11">Sistema devera estar <text:span text:style-name="T6">disponível</text:span> para as plataformas ANDROID e IO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7T12:28:14.230108048</dc:date>
    <meta:editing-duration>PT44M28S</meta:editing-duration>
    <meta:editing-cycles>42</meta:editing-cycles>
    <meta:generator>LibreOffice/5.4.5.1$Linux_X86_64 LibreOffice_project/40m0$Build-1</meta:generator>
    <meta:document-statistic meta:table-count="0" meta:image-count="0" meta:object-count="0" meta:page-count="2" meta:paragraph-count="47" meta:word-count="338" meta:character-count="1940" meta:non-whitespace-character-count="1693"/>
  </office:meta>
</office:document-meta>
</file>